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text-properties fo:font-size="12pt" fo:font-style="normal" style:text-underline-style="none" style:font-size-asian="12pt" style:font-style-asian="normal" style:font-size-complex="12pt" style:font-style-complex="normal"/>
    </style:style>
    <style:style style:name="P6"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7"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8"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9"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10" style:family="paragraph" style:parent-style-name="Table_20_Contents">
      <style:text-properties fo:font-size="12pt" style:font-size-asian="12pt" style:font-size-complex="12pt"/>
    </style:style>
    <style:style style:name="P11" style:family="paragraph" style:parent-style-name="Standard" style:list-style-name="L1">
      <style:text-properties fo:font-size="12pt" style:text-underline-style="none" style:font-size-asian="12pt" style:font-size-complex="12pt"/>
    </style:style>
    <style:style style:name="P12" style:family="paragraph" style:parent-style-name="Standard" style:list-style-name="L2">
      <style:text-properties fo:font-size="12pt" style:text-underline-style="none" style:font-size-asian="12pt" style:font-size-complex="12pt"/>
    </style:style>
    <style:style style:name="P13" style:family="paragraph" style:parent-style-name="Standard" style:list-style-name="L3">
      <style:text-properties fo:font-size="12pt" style:text-underline-style="none" style:font-size-asian="12pt" style:font-size-complex="12pt"/>
    </style:style>
    <style:style style:name="P14" style:family="paragraph" style:parent-style-name="Standard" style:list-style-name="L4">
      <style:text-properties fo:font-size="12pt" style:text-underline-style="none" style:font-size-asian="12pt" style:font-size-complex="12pt"/>
    </style:style>
    <style:style style:name="P15" style:family="paragraph" style:parent-style-name="Standard" style:list-style-name="L8">
      <style:text-properties fo:font-size="12pt" style:text-underline-style="none" style:font-size-asian="12pt" style:font-size-complex="12pt"/>
    </style:style>
    <style:style style:name="P16" style:family="paragraph" style:parent-style-name="Standard" style:list-style-name="L9">
      <style:text-properties fo:font-size="12pt" style:text-underline-style="none" style:font-size-asian="12pt" style:font-size-complex="12pt"/>
    </style:style>
    <style:style style:name="P17" style:family="paragraph" style:parent-style-name="Standard" style:list-style-name="L10">
      <style:text-properties fo:font-size="12pt" style:text-underline-style="none" style:font-size-asian="12pt" style:font-size-complex="12pt"/>
    </style:style>
    <style:style style:name="P18" style:family="paragraph" style:parent-style-name="Standard" style:list-style-name="L11">
      <style:text-properties fo:font-size="12pt" style:text-underline-style="none" style:font-size-asian="12pt" style:font-size-complex="12pt"/>
    </style:style>
    <style:style style:name="P19" style:family="paragraph" style:parent-style-name="Standard" style:list-style-name="L12">
      <style:text-properties fo:font-size="12pt" style:text-underline-style="none" style:font-size-asian="12pt" style:font-size-complex="12pt"/>
    </style:style>
    <style:style style:name="P20"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21" style:family="paragraph" style:parent-style-name="Standard" style:list-style-name="L6">
      <style:text-properties fo:font-size="12pt" style:font-size-asian="12pt" style:font-size-complex="12pt"/>
    </style:style>
    <style:style style:name="P22" style:family="paragraph" style:parent-style-name="Standard" style:list-style-name="L7">
      <style:text-properties fo:font-size="12pt" style:font-size-asian="12pt" style:font-size-complex="12pt"/>
    </style:style>
    <style:style style:name="P23" style:family="paragraph" style:parent-style-name="Standard" style:list-style-name="L14">
      <style:text-properties fo:font-size="12pt" style:text-underline-style="solid" style:text-underline-width="auto" style:text-underline-color="font-color" style:font-size-asian="12pt" style:font-size-complex="12pt"/>
    </style:style>
    <style:style style:name="P24"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5"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26"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27" style:family="paragraph" style:parent-style-name="Standard" style:list-style-name="L13">
      <style:text-properties style:font-name="Times New Roman1" fo:font-size="12pt" style:text-underline-style="none" style:font-name-asian="Times New Roman1" style:font-size-asian="12pt" style:font-name-complex="Times New Roman1" style:font-size-complex="12pt"/>
    </style:style>
    <style:style style:name="P28" style:family="paragraph" style:parent-style-name="Standard" style:list-style-name="L14">
      <style:text-properties style:font-name="Times New Roman1" fo:font-size="12pt" style:text-underline-style="none" style:font-name-asian="Times New Roman1" style:font-size-asian="12pt" style:font-name-complex="Times New Roman1" style:font-size-complex="12pt"/>
    </style:style>
    <style:style style:name="P29" style:family="paragraph" style:parent-style-name="Standard" style:list-style-name="L15">
      <style:text-properties style:font-name="Times New Roman1" fo:font-size="12pt" style:text-underline-style="none" style:font-name-asian="Times New Roman1" style:font-size-asian="12pt" style:font-name-complex="Times New Roman1" style:font-size-complex="12pt"/>
    </style:style>
    <style:style style:name="P30" style:family="paragraph" style:parent-style-name="Standard" style:list-style-name="L16">
      <style:text-properties style:font-name="Times New Roman1" fo:font-size="12pt" style:text-underline-style="none" style:font-name-asian="Times New Roman1" style:font-size-asian="12pt" style:font-name-complex="Times New Roman1" style:font-size-complex="12pt"/>
    </style:style>
    <style:style style:name="P31" style:family="paragraph" style:parent-style-name="Standard" style:list-style-name="L17">
      <style:text-properties style:font-name="Times New Roman1" fo:font-size="12pt" style:text-underline-style="none" style:font-name-asian="Times New Roman1" style:font-size-asian="12pt" style:font-name-complex="Times New Roman1" style:font-size-complex="12pt"/>
    </style:style>
    <style:style style:name="P32" style:family="paragraph" style:parent-style-name="Standard" style:list-style-name="L18">
      <style:text-properties style:font-name="Times New Roman1" fo:font-size="12pt" style:text-underline-style="none" style:font-name-asian="Times New Roman1" style:font-size-asian="12pt" style:font-name-complex="Times New Roman1" style:font-size-complex="12pt"/>
    </style:style>
    <style:style style:name="P33" style:family="paragraph" style:parent-style-name="Standard" style:list-style-name="L17">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34" style:family="paragraph" style:parent-style-name="Standard" style:list-style-name="L15">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35"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T1" style:family="text">
      <style:text-properties style:text-underline-style="none"/>
    </style:style>
    <style:style style:name="T2" style:family="text">
      <style:text-properties style:font-name="Times New Roman1" style:font-name-asian="Times New Roman1" style:font-name-complex="Times New Roman1"/>
    </style:style>
    <style:style style:name="T3" style:family="text">
      <style:text-properties style:font-name="Times New Roman1" style:text-underline-style="solid" style:text-underline-width="auto" style:text-underline-color="font-color" style:font-name-asian="Times New Roman1" style:font-name-complex="Times New Roman1"/>
    </style:style>
    <style:style style:name="T4" style:family="text">
      <style:text-properties style:font-name="Times New Roman1" style:text-underline-style="none" style:font-name-asian="Times New Roman1" style:font-name-complex="Times New Roman1"/>
    </style:style>
    <style:style style:name="T5" style:family="text">
      <style:text-properties style:font-name="Times New Roman" style:font-name-asian="Droid Sans" style:font-name-complex="Lohit Hindi"/>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3">Donnez un algorithme qui calcule, en temps linéaire, les composantes connexes d'un graphe non orienté.</text:p>
      <text:p text:style-name="P3"/>
      <text:p text:style-name="P3">Algos de parcours de graphes : </text:p>
      <text:list xml:id="list478000346" text:style-name="L1">
        <text:list-item>
          <text:p text:style-name="P11">Ford-Fulkerson</text:p>
        </text:list-item>
        <text:list-item>
          <text:p text:style-name="P11">Dijkstra</text:p>
        </text:list-item>
        <text:list-item>
          <text:p text:style-name="P11">parcours en largeur<text:tab/><text:tab/>{</text:p>
        </text:list-item>
        <text:list-item>
          <text:p text:style-name="P11">parcours en profondeur<text:tab/>{ O(n+m) : n = nb sommet, m = nb arrêtes.</text:p>
        </text:list-item>
        <text:list-item>
          <text:p text:style-name="P11">tri topologique <text:tab/>(permet de savoir dans quel ordre réalisé des taches en respectant les contraintes de précédence)</text:p>
        </text:list-item>
        <text:list-item>
          <text:p text:style-name="P11">Prim <text:s/><text:tab/><text:tab/>{</text:p>
        </text:list-item>
        <text:list-item>
          <text:p text:style-name="P11">Krustal<text:tab/><text:tab/>{ trouver un arbre de poids minimum</text:p>
        </text:list-item>
      </text:list>
      <text:p text:style-name="P3"/>
      <text:p text:style-name="P3">Entrées : </text:p>
      <text:p text:style-name="P3">une matrice d'adjacence du graphe </text:p>
      <table:table table:name="Tableau1" table:style-name="Tableau1">
        <table:table-column table:style-name="Tableau1.A" table:number-columns-repeated="5"/>
        <table:table-row>
          <table:table-cell table:style-name="Tableau1.A1" office:value-type="string">
            <text:p text:style-name="P10"/>
          </table:table-cell>
          <table:table-cell table:style-name="Tableau1.A1" office:value-type="string">
            <text:p text:style-name="P10">A</text:p>
          </table:table-cell>
          <table:table-cell table:style-name="Tableau1.A1" office:value-type="string">
            <text:p text:style-name="P10">B</text:p>
          </table:table-cell>
          <table:table-cell table:style-name="Tableau1.A1" office:value-type="string">
            <text:p text:style-name="P10">C</text:p>
          </table:table-cell>
          <table:table-cell table:style-name="Tableau1.E1" office:value-type="string">
            <text:p text:style-name="P10">D</text:p>
          </table:table-cell>
        </table:table-row>
        <table:table-row>
          <table:table-cell table:style-name="Tableau1.A2" office:value-type="string">
            <text:p text:style-name="P10">A</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0</text:p>
          </table:table-cell>
          <table:table-cell table:style-name="Tableau1.E2" office:value-type="string">
            <text:p text:style-name="P10">0</text:p>
          </table:table-cell>
        </table:table-row>
        <table:table-row>
          <table:table-cell table:style-name="Tableau1.A2" office:value-type="string">
            <text:p text:style-name="P10">B</text:p>
          </table:table-cell>
          <table:table-cell table:style-name="Tableau1.A2" office:value-type="string">
            <text:p text:style-name="P10">1</text:p>
          </table:table-cell>
          <table:table-cell table:style-name="Tableau1.A2" office:value-type="string">
            <text:p text:style-name="P10">0</text:p>
          </table:table-cell>
          <table:table-cell table:style-name="Tableau1.A2" office:value-type="string">
            <text:p text:style-name="P10">1</text:p>
          </table:table-cell>
          <table:table-cell table:style-name="Tableau1.E2" office:value-type="string">
            <text:p text:style-name="P10">1</text:p>
          </table:table-cell>
        </table:table-row>
        <table:table-row>
          <table:table-cell table:style-name="Tableau1.A2" office:value-type="string">
            <text:p text:style-name="P10">C</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0</text:p>
          </table:table-cell>
          <table:table-cell table:style-name="Tableau1.E2" office:value-type="string">
            <text:p text:style-name="P10">1</text:p>
          </table:table-cell>
        </table:table-row>
        <table:table-row>
          <table:table-cell table:style-name="Tableau1.A2" office:value-type="string">
            <text:p text:style-name="P10">D</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1</text:p>
          </table:table-cell>
          <table:table-cell table:style-name="Tableau1.E2" office:value-type="string">
            <text:p text:style-name="P10">0</text:p>
          </table:table-cell>
        </table:table-row>
      </table:table>
      <text:p text:style-name="P3"><text:s/>Espace = O(n²) mais accès direct M[c,d]</text:p>
      <text:p text:style-name="P3"/>
      <text:p text:style-name="P3">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10">A</text:p>
          </table:table-cell>
          <table:table-cell table:style-name="Tableau2.A1" office:value-type="string">
            <text:p text:style-name="P10">B</text:p>
          </table:table-cell>
          <table:table-cell table:style-name="Tableau2.A1" office:value-type="string">
            <text:p text:style-name="P10">/</text:p>
          </table:table-cell>
          <table:table-cell table:style-name="Tableau2.D1" office:value-type="string">
            <text:p text:style-name="P10"/>
          </table:table-cell>
        </table:table-row>
        <table:table-row>
          <table:table-cell table:style-name="Tableau2.A2" office:value-type="string">
            <text:p text:style-name="P10">B</text:p>
          </table:table-cell>
          <table:table-cell table:style-name="Tableau2.A2" office:value-type="string">
            <text:p text:style-name="P10">A</text:p>
          </table:table-cell>
          <table:table-cell table:style-name="Tableau2.A2" office:value-type="string">
            <text:p text:style-name="P10">C</text:p>
          </table:table-cell>
          <table:table-cell table:style-name="Tableau2.D2" office:value-type="string">
            <text:p text:style-name="P10">D/</text:p>
          </table:table-cell>
        </table:table-row>
        <table:table-row>
          <table:table-cell table:style-name="Tableau2.A2" office:value-type="string">
            <text:p text:style-name="P10">C</text:p>
          </table:table-cell>
          <table:table-cell table:style-name="Tableau2.A2" office:value-type="string">
            <text:p text:style-name="P10">B</text:p>
          </table:table-cell>
          <table:table-cell table:style-name="Tableau2.A2" office:value-type="string">
            <text:p text:style-name="P10">D</text:p>
          </table:table-cell>
          <table:table-cell table:style-name="Tableau2.D2" office:value-type="string">
            <text:p text:style-name="P10">/</text:p>
          </table:table-cell>
        </table:table-row>
        <table:table-row>
          <table:table-cell table:style-name="Tableau2.A2" office:value-type="string">
            <text:p text:style-name="P10">D</text:p>
          </table:table-cell>
          <table:table-cell table:style-name="Tableau2.A2" office:value-type="string">
            <text:p text:style-name="P10">B</text:p>
          </table:table-cell>
          <table:table-cell table:style-name="Tableau2.A2" office:value-type="string">
            <text:p text:style-name="P10">C</text:p>
          </table:table-cell>
          <table:table-cell table:style-name="Tableau2.D2" office:value-type="string">
            <text:p text:style-name="P10">/</text:p>
          </table:table-cell>
        </table:table-row>
      </table:table>
      <text:p text:style-name="P3">Espace : O(n+2m), mais accès irréguliers</text:p>
      <text:p text:style-name="P3"/>
      <text:p text:style-name="P2">PARCOURS EN LARGEUR</text:p>
      <text:p text:style-name="P3">les sommets ont 3 états :</text:p>
      <text:list xml:id="list128658645" text:style-name="L2">
        <text:list-item>
          <text:list>
            <text:list-item>
              <text:p text:style-name="P12">Blanc : non atteint </text:p>
            </text:list-item>
            <text:list-item>
              <text:p text:style-name="P12">Gris : atteint</text:p>
            </text:list-item>
            <text:list-item>
              <text:p text:style-name="P12">Noir = traité ;</text:p>
            </text:list-item>
          </text:list>
        </text:list-item>
      </text:list>
      <text:p text:style-name="P3">Entrée : G(V,E)</text:p>
      <text:p text:style-name="P3">début</text:p>
      <text:list xml:id="list1136491120" text:style-name="L3">
        <text:list-item>
          <text:p text:style-name="P13">Pour chaque sommet v€V faire</text:p>
          <text:list>
            <text:list-item>
              <text:p text:style-name="P13">v ← blanc ;</text:p>
            </text:list-item>
            <text:list-item>
              <text:p text:style-name="P13">// on peut faire ici un compteur de composantes connexes</text:p>
            </text:list-item>
          </text:list>
        </text:list-item>
        <text:list-item>
          <text:p text:style-name="P13">Pour tout v€V faire // permet de parcourir plusieurs composantes connexes</text:p>
          <text:list>
            <text:list-item>
              <text:p text:style-name="P13"><text:soft-page-break/>si etat[v] = blanc alors</text:p>
              <text:list>
                <text:list-item>
                  <text:p text:style-name="P13">Ajouter v dans la file FIFO f</text:p>
                </text:list-item>
                <text:list-item>
                  <text:p text:style-name="P13">TANT QUE f!= null faire</text:p>
                  <text:list>
                    <text:list-item>
                      <text:p text:style-name="P13">x ← Extraire la tête de f ;</text:p>
                      <text:list>
                        <text:list-item>
                          <text:p text:style-name="P13">pour tout y € N(x) faire //N(x) : ensemble des voisins de x</text:p>
                          <text:list>
                            <text:list-item>
                              <text:p text:style-name="P13">si etat(y) = blanc alors</text:p>
                              <text:list>
                                <text:list-item>
                                  <text:p text:style-name="P13">etat[y] ← gris ;</text:p>
                                </text:list-item>
                                <text:list-item>
                                  <text:p text:style-name="P13">ajouter y à f ;</text:p>
                                </text:list-item>
                              </text:list>
                            </text:list-item>
                            <text:list-item>
                              <text:p text:style-name="P13">fin si</text:p>
                            </text:list-item>
                          </text:list>
                        </text:list-item>
                        <text:list-item>
                          <text:p text:style-name="P13">fin pour tout</text:p>
                        </text:list-item>
                      </text:list>
                    </text:list-item>
                    <text:list-item>
                      <text:p text:style-name="P13">etat[x] ← noir ;</text:p>
                    </text:list-item>
                  </text:list>
                </text:list-item>
                <text:list-item>
                  <text:p text:style-name="P13">fin TANTQUE </text:p>
                </text:list-item>
              </text:list>
            </text:list-item>
            <text:list-item>
              <text:p text:style-name="P13">finsi</text:p>
            </text:list-item>
          </text:list>
        </text:list-item>
        <text:list-item>
          <text:p text:style-name="P13">fin pourtout</text:p>
        </text:list-item>
      </text:list>
      <text:p text:style-name="P3">fin</text:p>
      <text:p text:style-name="P3"/>
      <text:p text:style-name="P2">PARCOURS EN PROFONDEUR</text:p>
      <text:p text:style-name="P2"/>
      <text:p text:style-name="P2">debut</text:p>
      <text:list xml:id="list1814625668" text:style-name="L4">
        <text:list-item>
          <text:p text:style-name="P14">pour chaque sommet v€V faire</text:p>
          <text:list>
            <text:list-item>
              <text:p text:style-name="P14">etat[v] ← Blanc</text:p>
            </text:list-item>
          </text:list>
        </text:list-item>
        <text:list-item>
          <text:p text:style-name="P14">POURTOUT v€V faire</text:p>
          <text:list>
            <text:list-item>
              <text:p text:style-name="P14">si etat[v] = blanc alors</text:p>
              <text:list>
                <text:list-item>
                  <text:p text:style-name="P14">ParcoursRec(v) ;</text:p>
                </text:list-item>
              </text:list>
            </text:list-item>
            <text:list-item>
              <text:p text:style-name="P14">finsi</text:p>
            </text:list-item>
          </text:list>
        </text:list-item>
        <text:list-item>
          <text:p text:style-name="P14">fin pourtout</text:p>
          <text:p text:style-name="P14"/>
        </text:list-item>
        <text:list-item>
          <text:p text:style-name="P14">ParcoursRec(x)</text:p>
          <text:list>
            <text:list-item>
              <text:p text:style-name="P14">POURTOUT y€N(x) faire</text:p>
              <text:list>
                <text:list-item>
                  <text:p text:style-name="P14">si etat[y] = blanc alors</text:p>
                  <text:list>
                    <text:list-item>
                      <text:p text:style-name="P14">etat[y] ← gris ;</text:p>
                    </text:list-item>
                    <text:list-item>
                      <text:p text:style-name="P14">parcoursRec(y) ;</text:p>
                    </text:list-item>
                  </text:list>
                </text:list-item>
                <text:list-item>
                  <text:p text:style-name="P14">finsi</text:p>
                </text:list-item>
              </text:list>
            </text:list-item>
            <text:list-item>
              <text:p text:style-name="P14">fin pourtout</text:p>
            </text:list-item>
            <text:list-item>
              <text:p text:style-name="P14">etat[x] ← noir ;</text:p>
            </text:list-item>
          </text:list>
        </text:list-item>
      </text:list>
      <text:p text:style-name="P3">fin</text:p>
      <text:p text:style-name="P3"/>
      <text:p text:style-name="P2">EXERCICE 2 : coupe minimum</text:p>
      <text:p text:style-name="P3"/>
      <text:p text:style-name="P3"><text:tab/>Étant donné un flot maximum f dans un réseau R, proposez un algorithme qui calcule une de capacité minimal</text:p>
      <text:p text:style-name="P3"/>
      <text:p text:style-name="P4">Réseau :<text:span text:style-name="T1"> <text:tab/>N = (V,A,s,p,c)</text:span></text:p>
      <text:p text:style-name="P5"><text:tab/><text:tab/>flot maximum f</text:p>
      <text:p text:style-name="P5">(S,T) est une coupe ssi</text:p>
      <text:list xml:id="list1551576079" text:style-name="L5">
        <text:list-item>
          <text:p text:style-name="P20">S U T = V et S inter T = null ; (autrement dit les ensembles S et T forment une partition de V)</text:p>
        </text:list-item>
        <text:list-item>
          <text:p text:style-name="P20">s€S</text:p>
        </text:list-item>
        <text:list-item>
          <text:p text:style-name="P20">p€P</text:p>
        </text:list-item>
      </text:list>
      <text:p text:style-name="P5"/>
      <text:p text:style-name="P5"><text:soft-page-break/>//on observe que pour n'importe quelle coupe (S,T) on a nécessairement</text:p>
      <text:p text:style-name="P5"><text:tab/>|f| &lt;= c(S,T)</text:p>
      <text:p text:style-name="P3"><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804019950" text:style-name="L6">
        <text:list-item>
          <text:p text:style-name="P21">prendre l'algo de Ford-Fulkerson</text:p>
        </text:list-item>
        <text:list-item>
          <text:p text:style-name="P21">s'il existe une coupe (S,T) tel que le flot F vérifie</text:p>
          <text:list>
            <text:list-item>
              <text:p text:style-name="P21">|f| &lt; c(S,T)</text:p>
            </text:list-item>
          </text:list>
        </text:list-item>
        <text:list-item>
          <text:p text:style-name="P21">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294407523" text:style-name="L7">
        <text:list-item>
          <text:p text:style-name="P22">de calculer le réseau résiduel Gf //O(n+m)</text:p>
        </text:list-item>
        <text:list-item>
          <text:p text:style-name="P22">de calculer(par un parcours en largeur/profondeur) l'ensemble des sommets accessibles depuis s(on part de la source et on s'interdit d'emprunter un arc saturé) //O(n+m)</text:p>
        </text:list-item>
      </text:list>
      <text:p text:style-name="P1"/>
      <text:p text:style-name="P2">Ford-Fulkerson</text:p>
      <text:p text:style-name="P3">Soit U= max{(u,v) : (u,v) soit un arc du réseau)}</text:p>
      <text:p text:style-name="P3"/>
      <text:p text:style-name="P3">complexité de l'algo : O(m*U)</text:p>
      <text:p text:style-name="P3"/>
      <text:p text:style-name="P2">Edmunds- Karp</text:p>
      <text:p text:style-name="P3">ils calculent un plus court chemin , plutôt qu'un chemin améliorant, alors la complexité O(n,m²), pour cela il est conseillé d'utiliser un parcours en largeur.</text:p>
      <text:p text:style-name="P3"/>
      <text:p text:style-name="P2">EXERCICE 3 :<text:span text:style-name="T1"> </text:span></text:p>
      <text:p text:style-name="P3"><text:tab/>supposons que G = (V,E) soit un graphe non orienté connexe.</text:p>
      <text:list xml:id="list1489433850" text:style-name="L8">
        <text:list-item>
          <text:p text:style-name="P15">proposez un algorithme qui détermine le plus petit nombre d' arrêtes a supprimer de G, de sorte à le rendre non connexe.</text:p>
        </text:list-item>
        <text:list-item>
          <text:p text:style-name="P15">Proposez un algorithme qui détermine le plus petit nombre de sommets(et donc d' arrêtes incidentes à ces sommets) à supprimer de G, de sorte à le rendre non connexe.</text:p>
        </text:list-item>
      </text:list>
      <text:p text:style-name="P3"/>
      <text:p text:style-name="P2">Idée :<text:span text:style-name="T1"> calculer une coupe minimum dans le réseau suivant....</text:span></text:p>
      <text:p text:style-name="P3"><text:tab/>on transforme le graphe en réseau</text:p>
      <text:p text:style-name="P3"/>
      <text:list xml:id="list453287748" text:style-name="L9">
        <text:list-item>
          <text:p text:style-name="P16">quelque soit x € V</text:p>
          <text:list>
            <text:list-item>
              <text:p text:style-name="P16">pour chaque y €V</text:p>
              <text:list>
                <text:list-item>
                  <text:p text:style-name="P16">construire le réseau où x est la source et y est le puits, pour tout {u,v}€E, (u,v) et (v,u) sont des arcs de capacité 1</text:p>
                </text:list-item>
                <text:list-item>
                  <text:p text:style-name="P16">calculer un flot maximum dans ce réseau</text:p>
                </text:list-item>
                <text:list-item>
                  <text:p text:style-name="P16">obtenir la plus petite coupe obtenue</text:p>
                </text:list-item>
              </text:list>
            </text:list-item>
          </text:list>
        </text:list-item>
      </text:list>
      <text:p text:style-name="P3"/>
      <text:p text:style-name="P3"/>
      <text:p text:style-name="P3"><text:soft-page-break/>Exercice 3.2 : même chose mais pour supprimer des sommets</text:p>
      <text:p text:style-name="P3"/>
      <text:p text:style-name="P3"><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8"/>
      <text:p text:style-name="P3">19/09/12</text:p>
      <text:p text:style-name="P3"/>
      <text:p text:style-name="P3">Exercice 4 :</text:p>
      <text:list xml:id="list1487873597" text:style-name="L10">
        <text:list-item>
          <text:p text:style-name="P17">Entrée : V : ensemble de sommets, E ensemble d'arcs, S : ensemble de sommets source, T : ensemble de sommets puits, <text:s/>|S| = |T| .</text:p>
        </text:list-item>
        <text:list-item>
          <text:p text:style-name="P17">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7">S'il existe un flot maximum de p unités entre s et t, alors il existe p chemins arête-disjoints entre s1,...,sp et t1,...,tp.</text:p>
        </text:list-item>
        <text:list-item>
          <text:p text:style-name="P17">En effet , comme la capacité de chaque arc est de 1, alors il ne peux être utilisé que par un seul chemin, si la valeur du flot est p alors il existe p chemins</text:p>
        </text:list-item>
        <text:list-item>
          <text:p text:style-name="P17">Notons que si la valeur du flot est &lt; à p alors le problème n'as pas de solution.</text:p>
          <text:p text:style-name="P17"/>
        </text:list-item>
        <text:list-item>
          <text:p text:style-name="P17">2. que se passe t il si le graphe précédent est non orienté ?</text:p>
          <text:list>
            <text:list-item>
              <text:p text:style-name="P17">On construit un graphe en replaçant chaque arête par ce petit composant</text:p>
            </text:list-item>
          </text:list>
        </text:list-item>
      </text:list>
      <text:p text:style-name="P3"><draw:frame draw:style-name="fr1" draw:name="images1" text:anchor-type="paragraph" svg:width="12.806cm" svg:height="5.689cm" draw:z-index="0"><draw:image xlink:href="Pictures/10000000000001E4000000D7101F63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924289351" text:style-name="L11">
        <text:list-header>
          <text:p text:style-name="P18"/>
        </text:list-header>
        <text:list-item>
          <text:p text:style-name="P18">S'il l'on supprime les arcs d'une coupe minimum, on déconnecte le graphe</text:p>
        </text:list-item>
        <text:list-item>
          <text:p text:style-name="P18">par conséquent, si on supprime les arcs d'une coupe minimum du réseau précédemment construit alors on déconnecte ces sources des puits, et donc il n'existe plus de chemins entre ces sources et les puits.</text:p>
        </text:list-item>
        <text:list-item>
          <text:p text:style-name="P18">Si on ne supprime pas tous les arcs de la coupe minimum alors il existe au moins un chemin entre s et t, donc le nombre minimum d'arêtes à supprimer est donné par une coupe minimal.</text:p>
          <text:p text:style-name="P18"/>
        </text:list-item>
        <text:list-item>
          <text:p text:style-name="P18">4. </text:p>
        </text:list-item>
      </text:list>
      <text:p text:style-name="P3"/>
      <text:p text:style-name="P3"/>
      <text:p text:style-name="P3"><text:soft-page-break/>Exercice 5 : flot par échelonnement</text:p>
      <text:p text:style-name="P3"/>
      <text:p text:style-name="P3">soit G=(X,U) un réseau de sources et un puits p , les capacités c étant entières, On pose C = max{c(x,y)| (x,y) € U}.</text:p>
      <text:p text:style-name="P3"/>
      <text:list xml:id="list94453206" text:style-name="L12">
        <text:list-item>
          <text:p text:style-name="P19">1. montrer qu'une coupe minimum à une capacité au plus égale à C|U|</text:p>
          <text:list>
            <text:list-item>
              <text:p text:style-name="P19">soit (S,T) une coupe quelconque du réseau, sa capacité est définie par</text:p>
              <text:list>
                <text:list-item>
                  <text:p text:style-name="P19">c(S,T) = <text:span text:style-name="T2">∑</text:span><text:span text:style-name="T5">c(x,y) , (x,y)€U t.q. x€S, et y € T.</text:span></text:p>
                </text:list-item>
                <text:list-item>
                  <text:p text:style-name="P24">Comme la coupe traverse au plus m(où m = |U|) arcs et que la capacité de chaque arcs est bornée par C, il s'en suit que c(S ,T) &lt;= m.C pour n’importe quelle coupe</text:p>
                </text:list-item>
              </text:list>
            </text:list-item>
          </text:list>
        </text:list-item>
        <text:list-item>
          <text:p text:style-name="P24">2 . Pour un entier k donné, montrer que l'on peut calculer en O(n+m) un chemin améliorant de capacité au moins k si un tel chemin existe.</text:p>
          <text:list>
            <text:list-item>
              <text:p text:style-name="P24">On construit le réseau résiduel , où la capacité résiduelle de chaque arc(u,v) est cf(u,v) = c(u,v) -f(u,v).</text:p>
            </text:list-item>
            <text:list-item>
              <text:p text:style-name="P24">pour l'algo de Edmonds-Karp on a utilisé un parcours en largueur pour trouver un chemin améliorant</text:p>
            </text:list-item>
            <text:list-item>
              <text:p text:style-name="P24">comme la capacité d'une chemin améliorant est égale à la plus petite capacité des arcs de ce chemin, s'il l'on souhait une chemin de capacité &gt;= k, on n'a pas la droit d'emprunter un arc de capacité résiduel &lt; k.</text:p>
            </text:list-item>
            <text:list-item>
              <text:p text:style-name="P24">On va donc d'abord « nettoyer (O(n+m))» le réseau résiduel(en supprimant les arcs de capacité &lt;k) avant de faire un parcours en largeur (O(n+m)) pour trouver un chemin améliorant(s'il existe).</text:p>
              <text:p text:style-name="P24"/>
            </text:list-item>
          </text:list>
        </text:list-item>
        <text:list-item>
          <text:p text:style-name="P24">4.</text:p>
          <text:list>
            <text:list-item>
              <text:p text:style-name="P24">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4">5.</text:p>
          <text:list>
            <text:list-item>
              <text:p text:style-name="P24">Montrons que la capacité résiduelle (cf(u,v) = c(u,v) -f(u,v).) d'une coupe minimum est au plus 2*k*m à chaque (début d') itération du TantQue externe.</text:p>
            </text:list-item>
            <text:list-item>
              <text:p text:style-name="P24">A la première itération, avant même la recherche du premier chemin améliorant, on a</text:p>
              <text:list>
                <text:list-item>
                  <text:p text:style-name="P19"><text:span text:style-name="T5"><text:s/>(k = 2 ^ </text:span><text:span text:style-name="T2">└ log C ┘) &lt;= (c = 2^log C) &lt;= (2*k = 2 ^ (└ log C ┘+1)).</text:span></text:p>
                </text:list-item>
                <text:list-item>
                  <text:p text:style-name="P19"><text:span text:style-name="T2">d'apres la question 1 , </text:span><text:span text:style-name="T3">la capacité d'une coupe minimum est qu plus C.m</text:span><text:span text:style-name="T2"> donc C.m &lt;= 2km</text:span></text:p>
                </text:list-item>
              </text:list>
            </text:list-item>
            <text:list-item>
              <text:p text:style-name="P26">Regardons la i-ème itération</text:p>
              <text:list>
                <text:list-item>
                  <text:p text:style-name="P26">à la fin de la i-1_èmem itération il n'existait plus de chemin améliorant de capacité &gt;= k' , avec k' = 2k.</text:p>
                </text:list-item>
                <text:list-item>
                  <text:p text:style-name="P26">Soit S le sous ensemble de sommets t.q. Pour tout v €S, il existe un chemin de sà v de capacité &gt;= k' dans le réseau résiduel.</text:p>
                </text:list-item>
                <text:list-item>
                  <text:p text:style-name="P26">Comme la (i-1)ème itération et terminée , il n'existe plus de chemin entre s et t.</text:p>
                </text:list-item>
                <text:list-item>
                  <text:p text:style-name="P19"><text:span text:style-name="T2">Donc (S, V\S) est une </text:span><text:span text:style-name="T3">coupe</text:span><text:span text:style-name="T2"> .</text:span></text:p>
                </text:list-item>
                <text:list-item>
                  <text:p text:style-name="P26">De plus tous les arcs(il y en a au plus m) de cette coupe ont une capacité &lt;= k'</text:p>
                </text:list-item>
                <text:list-item>
                  <text:p text:style-name="P26">Donc la capacité de cette coupe est &lt; m*k'</text:p>
                </text:list-item>
                <text:list-item>
                  <text:p text:style-name="P19"><text:span text:style-name="T2">Ainsi la capacité résiduelle de la </text:span><text:span text:style-name="T3">coupe minimum</text:span><text:span text:style-name="T2"> au début de la ième itération est au plus mk' = 2mk.</text:span></text:p>
                </text:list-item>
              </text:list>
            </text:list-item>
          </text:list>
        </text:list-item>
        <text:list-item>
          <text:p text:style-name="P26">6,montrer que la boucle tant que interne est exécutée au plus O(m) fois pour chaque valeur de k :</text:p>
        </text:list-item>
        <text:list-item>
          <text:p text:style-name="P26"/>
          <text:list>
            <text:list-item>
              <text:p text:style-name="P26"><text:soft-page-break/>1 :on a montré que la capacité résiduelle d'une coupe est &lt;= 2km</text:p>
            </text:list-item>
            <text:list-item>
              <text:p text:style-name="P26">2 : il n'existe pas de chemin améliorant de capacité &gt;2k(sinon il aurai été trouvé à l'itération précédente du tant que externe</text:p>
            </text:list-item>
            <text:list-item>
              <text:p text:style-name="P26">3 à cause de la condition de la boucle tantQue interne, nous cherchons seulement des chemins améliorant de capacité supérieure ou égale à k</text:p>
            </text:list-item>
            <text:list-item>
              <text:p text:style-name="P26">donc d’après 2&amp;3 les chemins trouvés dans cette itération de la boucle externe ont des capacités comprises entre k et 2k</text:p>
            </text:list-item>
            <text:list-item>
              <text:p text:style-name="P26">donc par 1 on en déduit que le flot ne peux être augmenté de plus de 2km</text:p>
            </text:list-item>
            <text:list-item>
              <text:p text:style-name="P26">donc pour chaque valeur de k, la boucle va tourner m fois,donc en tout on a O(m).</text:p>
            </text:list-item>
          </text:list>
        </text:list-item>
        <text:list-item>
          <text:p text:style-name="P26">7 complexité de l'algorithme</text:p>
          <text:list>
            <text:list-item>
              <text:p text:style-name="P26">recherche c max =&gt; O(m)</text:p>
            </text:list-item>
            <text:list-item>
              <text:p text:style-name="P26">init : O(m)</text:p>
            </text:list-item>
            <text:list-item>
              <text:p text:style-name="P26">boucle externe : log(C)</text:p>
            </text:list-item>
            <text:list-item>
              <text:p text:style-name="P26">boucle interne : O(m)</text:p>
              <text:list>
                <text:list-item>
                  <text:p text:style-name="P26">dedans : </text:p>
                  <text:list>
                    <text:list-item>
                      <text:p text:style-name="P26">recherche chemin:O(n+m)</text:p>
                    </text:list-item>
                    <text:list-item>
                      <text:p text:style-name="P26">augmenter flot O(m)</text:p>
                    </text:list-item>
                  </text:list>
                </text:list-item>
              </text:list>
            </text:list-item>
            <text:list-item>
              <text:p text:style-name="P26">total : O(n+m+logc* m*(m+n))</text:p>
              <text:list>
                <text:list-item>
                  <text:p text:style-name="P26">O(m(n+m).log(C))</text:p>
                </text:list-item>
                <text:list-item>
                  <text:p text:style-name="P26">O(m².log(C))</text:p>
                </text:list-item>
              </text:list>
            </text:list-item>
          </text:list>
        </text:list-item>
      </text:list>
      <text:p text:style-name="P9"/>
      <text:p text:style-name="P6">26/09/12</text:p>
      <text:p text:style-name="P6"/>
      <text:p text:style-name="P7">Planarité :</text:p>
      <text:p text:style-name="P6"><text:tab/>Un graphe st dit planaire, si il peut être plongé (dessiné) dans le plan , sans qu'aucune arrête ne se croisent.</text:p>
      <text:p text:style-name="P6"/>
      <text:p text:style-name="P7">Théorème de Kuratowski(1896-1980)</text:p>
      <text:p text:style-name="P6"><text:tab/>Un graphe est dit planaire si et seulement si il ne contient ni le K5 ni le K3-3, comme mineur.</text:p>
      <text:p text:style-name="P6"/>
      <text:p text:style-name="P7">Mineur :</text:p>
      <text:p text:style-name="P6"><text:tab/>Soient G et H deux graphes.</text:p>
      <text:p text:style-name="P6">On dit que H est mineur de G si H peut être obtenu en appliquant sur G les opérations suivantes :</text:p>
      <text:list xml:id="list1585401093" text:style-name="L13">
        <text:list-item>
          <text:p text:style-name="P27">supprimer un sommet et ces arrêtes incidentes</text:p>
        </text:list-item>
        <text:list-item>
          <text:p text:style-name="P27">suppression d'une arête.</text:p>
        </text:list-item>
        <text:list-item>
          <text:p text:style-name="P27">contraction d'une arête</text:p>
          <text:list>
            <text:list-header>
              <text:p text:style-name="P27"><text:s text:c="4"/><text:tab/><text:tab/><text:tab/></text:p>
            </text:list-header>
          </text:list>
        </text:list-item>
      </text:list>
      <text:p text:style-name="P6"/>
      <text:p text:style-name="P6"/>
      <text:p text:style-name="P6">TD2 : </text:p>
      <text:p text:style-name="P7">Exercice 1 :</text:p>
      <text:list xml:id="list83090716" text:style-name="L14">
        <text:list-item>
          <text:p text:style-name="P28">2 : </text:p>
        </text:list-item>
        <text:list-item>
          <text:p text:style-name="P28">Soit T un arbre couvrant de G.</text:p>
        </text:list-item>
        <text:list-item>
          <text:p text:style-name="P28">notons n le nombre de sommets de G, et par mg son nombre d'arêtes</text:p>
        </text:list-item>
        <text:list-item>
          <text:p text:style-name="P28">(a)Notons mt le nombre d'arêtes de l'arbre T</text:p>
          <text:list>
            <text:list-item>
              <text:p text:style-name="P28">on <text:s/>a n= mt+1(dans un arbre le nombre de sommets est toujours égal au nombre d'arêtes +1</text:p>
            </text:list-item>
          </text:list>
        </text:list-item>
        <text:list-item>
          <text:p text:style-name="P23"><text:span text:style-name="T4">Soit G* le graphe </text:span><text:span text:style-name="T2">dual</text:span><text:span text:style-name="T4"> de G : à chaque face de g , on associe un sommet. Deux sommets sont voisins si leur face ont au moins un arête en commun. Dans le cas ou plusieurs arêtes </text:span><text:soft-page-break/><text:span text:style-name="T4">sont communes, on crée des arêtes multiples.</text:span></text:p>
        </text:list-item>
        <text:list-item>
          <text:p text:style-name="P28">(b)Soit T* inclus dans E* les arêtes du graphe dual G*, correspondant aux arêtes de E\T.</text:p>
          <text:list>
            <text:list-item>
              <text:p text:style-name="P28">On observe que les arêtes de T* relient toutes les faces, car T n'as pas de cycle(c’est un arbre).</text:p>
            </text:list-item>
            <text:list-item>
              <text:p text:style-name="P28">De plus T* n'as pas de cycle, sinon il séparerait des sommets de G à l'intérieur de ce cycle , et donc T ne serait pas un arbre couvrant.</text:p>
            </text:list-item>
            <text:list-item>
              <text:p text:style-name="P28">Donc T*est un arbre couvrant de G*</text:p>
            </text:list-item>
          </text:list>
        </text:list-item>
        <text:list-item>
          <text:p text:style-name="P28">© f = mt* +1</text:p>
          <text:list>
            <text:list-item>
              <text:p text:style-name="P28">le nombre de sommets dans G* (et donc dans T*) correspond au nombre de faces de G(par construction) +1</text:p>
            </text:list-item>
          </text:list>
        </text:list-item>
        <text:list-item>
          <text:p text:style-name="P28">(d) n = mt+1</text:p>
          <text:list>
            <text:list-item>
              <text:p text:style-name="P28">f + n = mt* +1 + mt +1</text:p>
            </text:list-item>
            <text:list-item>
              <text:p text:style-name="P28">or mt + mt* = m </text:p>
            </text:list-item>
            <text:list-item>
              <text:p text:style-name="P28">donc f+n = m+2</text:p>
            </text:list-item>
            <text:list-item>
              <text:p text:style-name="P28">donc n-m+f = 2 (formule d'Euler).</text:p>
            </text:list-item>
          </text:list>
        </text:list-item>
      </text:list>
      <text:p text:style-name="P6"/>
      <text:p text:style-name="P7"><text:s/>Test avec un graphe K5</text:p>
      <text:p text:style-name="P7">montros que le K5 n'est pas planaire.</text:p>
      <text:p text:style-name="P6">Supposons que K5 soit planaire. Donc il vérifie la formule d'Euler n-m+f= 2</text:p>
      <text:list xml:id="list1239432135" text:style-name="L15">
        <text:list-item>
          <text:p text:style-name="P29">dans le K5</text:p>
          <text:list>
            <text:list-item>
              <text:p text:style-name="P29">n= 5 , m = n*(n-1)/2 = 10</text:p>
            </text:list-item>
            <text:list-item>
              <text:p text:style-name="P29">la formule d'Euler nous apprend que f =2-n+m = 2-5+10 = 7</text:p>
            </text:list-item>
            <text:list-item>
              <text:p text:style-name="P29">une face est composée d'au moins trois arêtes, et chaque arête sert pour deux faces.</text:p>
            </text:list-item>
            <text:list-item>
              <text:p text:style-name="P29">Docn le nombre d'arêtes est au moins 3*f/2 = 3*7+2 = 10,5</text:p>
            </text:list-item>
            <text:list-item>
              <text:p text:style-name="P29">or 10,5 &gt; 10(nb arêtes dans K5).</text:p>
            </text:list-item>
            <text:list-item>
              <text:p text:style-name="P29">Ainsi le K5 est connexe mais ne respecte pas la formule d'Euler, donc le K5 n'est pas pas planaire</text:p>
            </text:list-item>
          </text:list>
        </text:list-item>
      </text:list>
      <text:p text:style-name="P6"/>
      <text:p text:style-name="P2">Genre des surface :</text:p>
      <text:p text:style-name="P3"/>
      <text:p text:style-name="P3">Genre 0 : sphère ou plan</text:p>
      <text:p text:style-name="P3">Genre 1 : tore : on a jouter une anse à la sphère pour obtenir le tore</text:p>
      <text:p text:style-name="P3"/>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471534922" text:continue-numbering="true" text:style-name="L15">
        <text:list-header>
          <text:p text:style-name="P34"><text:s/></text:p>
        </text:list-header>
      </text:list>
      <text:p text:style-name="P6">3/10/12</text:p>
      <text:p text:style-name="P6"/>
      <text:p text:style-name="P6">essayons de montrer que le K5 peut être plongé dans un tore. -done.</text:p>
      <text:p text:style-name="P6"/>
      <text:p text:style-name="P6">n-m+f = 2-2*g, le genre g d'un <text:s/>graphe est le plus petit genre d'une surface su rl'aquelle le graphe peut être plongé</text:p>
      <text:p text:style-name="P6"/>
      <text:p text:style-name="P6">à l'ai de de la seconde formule d'Euler, donner le genre du graphe complet à n sommet(noté Kn), en fonction de n</text:p>
      <text:list xml:id="list810725417" text:style-name="L16">
        <text:list-item>
          <text:p text:style-name="P30">soit n-m+f = 2-2*g</text:p>
        </text:list-item>
        <text:list-item>
          <text:p text:style-name="P30">soit <text:s/>n – (n*(n-1)/2) + f = 2- 2*g</text:p>
        </text:list-item>
        <text:list-item>
          <text:p text:style-name="P30">g = [2-n+(n*(n-1)/2) -f]/2</text:p>
        </text:list-item>
        <text:list-item>
          <text:p text:style-name="P30">chaque arête sert dans deux faces, </text:p>
        </text:list-item>
        <text:list-item>
          <text:p text:style-name="P30">chaque sommets apparaît dans n-1 faces, et chaque faces contient exactement trois sommets.</text:p>
        </text:list-item>
        <text:list-item>
          <text:p text:style-name="P30"><text:soft-page-break/>Puisque G est un graphe complet, le graphe est complètement triangulé, c’est à dire qu'il n'existe pas de cycle(induit) de longueur &gt;=4 . Autrement dit , un cycle de longueur &gt;= 4 contient au moins une corde(raccourci).</text:p>
        </text:list-item>
        <text:list-item>
          <text:p text:style-name="P30">g = [2-n+(n*(n-1)/2) -f]/2, f= n*(n-1)/3</text:p>
        </text:list-item>
        <text:list-item>
          <text:p text:style-name="P30">g = [2-n+(n*(n-1)/2) – (n(n-1)/3)]/2</text:p>
        </text:list-item>
        <text:list-item>
          <text:p text:style-name="P30">g(Kn) = (n-3)(n-4)/12 // <text:s/>n &gt;= 3</text:p>
        </text:list-item>
      </text:list>
      <text:p text:style-name="P6"/>
      <text:p text:style-name="P6">Exercice 2 : 5-coloration des graphes planaires</text:p>
      <text:list xml:id="list2003726441" text:style-name="L17">
        <text:list-item>
          <text:p text:style-name="P31">1,</text:p>
          <text:list>
            <text:list-item>
              <text:p text:style-name="P31">Soit g un graphe quelconque. Considérons une coloration de G et deux couleurs a et b utilisées dans la coloration .</text:p>
            </text:list-item>
            <text:list-item>
              <text:p text:style-name="P31">Soit G un graphe coloré</text:p>
            </text:list-item>
            <text:list-item>
              <text:p text:style-name="P31">soit G(a,b) le sous graphe induit par les sommets colorés a et b. Notons H(a,b) une composante connexe de G .</text:p>
            </text:list-item>
            <text:list-item>
              <text:p text:style-name="P31">on observe qu'il est possible d'échanger les couleurs a et b dans H(a,b). en effet d'une part, pour tout sommet n'appartenant pas à H mais ayant un voisin dans H, sa couleur n'est ni a, ni b.</text:p>
            </text:list-item>
            <text:list-item>
              <text:p text:style-name="P31">D'autre part dans H(a,b) où on permute les deux couleurs a et b, on n'a jamais 2 sommets voisins avec la même couleur car le graphe était initialement bien coloré.</text:p>
            </text:list-item>
          </text:list>
        </text:list-item>
      </text:list>
      <text:p text:style-name="P6"><draw:frame draw:style-name="fr2" draw:name="images2" text:anchor-type="paragraph" svg:width="17cm" svg:height="19.498cm" draw:z-index="1"><draw:image xlink:href="Pictures/100000000000042C000004C93D33B08D.jpg" xlink:type="simple" xlink:show="embed" xlink:actuate="onLoad"/></draw:frame><text:soft-page-break/></text:p>
      <text:p text:style-name="P6"/>
      <text:list xml:id="list856435272" text:continue-numbering="true" text:style-name="L17">
        <text:list-item>
          <text:p text:style-name="P31">2,</text:p>
          <text:list>
            <text:list-item>
              <text:p text:style-name="P31">Soit G un graphe planaire et x un sommet ayant 5 voisins. On orient e e voisinage de x dans le sens trigonométrique, les voisins sont A,B,C,D,E</text:p>
            </text:list-item>
            <text:list-item>
              <text:p text:style-name="P31">G' =G -x, construisons une coloration de G', supposons que A,B,C,D et E sont de couleurs différentes, a,b,c,d,e.</text:p>
              <text:list>
                <text:list-item>
                  <text:p text:style-name="P31">Montrons que l'on ne peux pas avoir</text:p>
                  <text:list>
                    <text:list-item>
                      <text:p text:style-name="P31">I) A et C dans une même composante connexe de G'(a,c).</text:p>
                    </text:list-item>
                    <text:list-item>
                      <text:p text:style-name="P33">II)<text:span text:style-name="T1"> </text:span>ET<text:span text:style-name="T1"> B et D dans un même composante connexe de G'(b,d).</text:span></text:p>
                    </text:list-item>
                    <text:list-item>
                      <text:p text:style-name="P31">Supposons que ce soit le cas. Donc il existe un chemin de A à C qui n'utilise que des sommets colorés avec a et c.</text:p>
                    </text:list-item>
                    <text:list-item>
                      <text:p text:style-name="P31"><text:soft-page-break/>Par ailleurs, on a aussi un chemin entre B et D colorés b et d.</text:p>
                    </text:list-item>
                    <text:list-item>
                      <text:p text:style-name="P31">Comme le sommets b est à l'intérieur du cycle XA....C et que le sommet d est extérieur à ce cycle. Il n'est pas possible d'avoir un chemin bicolorié b et d de B à D.( car le graphe est planaire).</text:p>
                    </text:list-item>
                  </text:list>
                </text:list-item>
                <text:list-item>
                  <text:p text:style-name="P31">Montrons qu’il existe une coloration de G' ou A,B,C,D et d utilisent seulement 4 couleurs</text:p>
                  <text:list>
                    <text:list-item>
                      <text:p text:style-name="P31">comme montré à la question précédentes, au moins l'une des conditions I ou II n'est pas remplie</text:p>
                    </text:list-item>
                    <text:list-item>
                      <text:p text:style-name="P31">Sans perte de généralité, supposons que la condition II n'est pas remplie , donc B et D sont dans deux composantes connexe différentes, du graphe induit par les couleurs b et d.</text:p>
                    </text:list-item>
                    <text:list-item>
                      <text:p text:style-name="P31">Donc par la question 1 , si on permute les couleurs de la composante connexe contenant B, B sera colorié en d <text:s/>et donc A,B,C,D et E n'utiliserons plus que 4 couleurs différentes.</text:p>
                    </text:list-item>
                  </text:list>
                </text:list-item>
                <text:list-item>
                  <text:p text:style-name="P31">On viens de montrer que pour tout sommet de degré 5 , ils est possible de colorer ses voisins avec seulement 4 couleurs et donc de colorer ce sommet avec la 5ième couleur.</text:p>
                  <text:list>
                    <text:list-item>
                      <text:p text:style-name="P31">Remarque : pour les sommets de degré &lt;=4 c'est encore plus facile puisque leurs voisins utilisent au plus 4 couleur et il reste donc au moins une couleur disponible pour x).</text:p>
                    </text:list-item>
                    <text:list-item>
                      <text:p text:style-name="P31">Ainsi , pour tout graphe planaire de degré &lt;=5 , ce graphe est 5-colorable.</text:p>
                    </text:list-item>
                  </text:list>
                </text:list-item>
                <text:list-item>
                  <text:p text:style-name="P31">Montrons par induction(sur le nombre de sommets) qui tout graphe planaire est 5-colorable</text:p>
                  <text:list>
                    <text:list-item>
                      <text:p text:style-name="P33">Cas de base : </text:p>
                      <text:list>
                        <text:list-item>
                          <text:p text:style-name="P31">si n &lt;= 6 alors le degré du graphe est &lt;= 5 . donc par les questions précédentes il est bien 5-colorable.</text:p>
                        </text:list-item>
                      </text:list>
                    </text:list-item>
                    <text:list-item>
                      <text:p text:style-name="P33">Induction :</text:p>
                      <text:list>
                        <text:list-item>
                          <text:p text:style-name="P31">hypothèse, tout graphe planaire de degré n-1 est 5-colorable.</text:p>
                        </text:list-item>
                        <text:list-item>
                          <text:p text:style-name="P31">Soit G un graphe planaire à n sommet, montrons que g est 5-colorable</text:p>
                          <text:list>
                            <text:list-item>
                              <text:p text:style-name="P31">soit d(G) = somme(d(x))/n : le degré moyen du graphe. = 2m / n</text:p>
                            </text:list-item>
                          </text:list>
                        </text:list-item>
                        <text:list-item>
                          <text:p text:style-name="P31">Lemme : dans un graphe planaire <text:s/>m&lt;= 3n-6</text:p>
                        </text:list-item>
                        <text:list-item>
                          <text:p text:style-name="P31">Ainsi d(G) &lt;= 2*(3n-6)/n = 6n/n-12/n &lt;= 6</text:p>
                        </text:list-item>
                        <text:list-item>
                          <text:p text:style-name="P31">Donc g contient au moins un sommet de degré au plus 5.</text:p>
                        </text:list-item>
                        <text:list-item>
                          <text:p text:style-name="P31">Par hypothèse d'induction , G-x contient n-1 sommet, et donc est 5-colorable</text:p>
                        </text:list-item>
                        <text:list-item>
                          <text:p text:style-name="P31">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9"/>
      <text:p text:style-name="P6">10/10/12</text:p>
      <text:p text:style-name="P6"/>
      <text:p text:style-name="P6">théorème : Un graphe est <text:s/>eulèrien ( c'est à dire qu'il admet un cycle eulérien) si et seulement si tous les sommets ont un degré pair.</text:p>
      <text:p text:style-name="P6"/>
      <text:list xml:id="list321581846" text:style-name="L18">
        <text:list-item>
          <text:p text:style-name="P32">2 soit G = (V,E) un graphe , sans sommet isolé, dont tous les sommets ont un degré pair, montrer que tout cheminement maximal est un cycle</text:p>
        </text:list-item>
        <text:list-item>
          <text:p text:style-name="P32">un cheminement maximal u = (x, … , y) est tel que toutes les arêtes incidentes à y soient dans u , c'est à dire que l'on ne peux plus <text:s/>prolonger le chemin depuis y.</text:p>
        </text:list-item>
        <text:list-item>
          <text:p text:style-name="P32">hypothèse ; pour tout x €V, d(x) est pair.</text:p>
        </text:list-item>
        <text:list-item>
          <text:p text:style-name="P32">On appelle x et y extrémités et le reste du chemin , la partie interne</text:p>
        </text:list-item>
        <text:list-item>
          <text:p text:style-name="P32">dans u quel est le nombre d'arêtes incidentes à y ?</text:p>
          <text:list>
            <text:list-item>
              <text:p text:style-name="P32">dans la partie interne de u , il y en a un nombre pair, à chaque fois que l'on arrive sur y, <text:soft-page-break/>on en repart.</text:p>
            </text:list-item>
            <text:list-item>
              <text:p text:style-name="P32"><text:s/>Il y a aussi une arête incidente à y à la fin du cheminement u.</text:p>
            </text:list-item>
            <text:list-item>
              <text:p text:style-name="P32">donc au total, il y a un nombre impair d'arêtes incidentes à y dans u .</text:p>
            </text:list-item>
          </text:list>
        </text:list-item>
        <text:list-item>
          <text:p text:style-name="P32">Par conséquent, il existe z tel que {y,z}!€ u.</text:p>
          <text:list>
            <text:list-item>
              <text:p text:style-name="P32">si z!= x alors</text:p>
              <text:list>
                <text:list-item>
                  <text:p text:style-name="P32">u = x →z1→...→y→z est plus long que u, contradictoire avec la maximalité de u.</text:p>
                </text:list-item>
              </text:list>
            </text:list-item>
            <text:list-item>
              <text:p text:style-name="P32">si z = x, alors u est un <text:span text:style-name="T6">cycle</text:span>. !!</text:p>
            </text:list-item>
          </text:list>
        </text:list-item>
        <text:list-item>
          <text:p text:style-name="P32">3 soit s un sommet de N</text:p>
          <text:list>
            <text:list-item>
              <text:p text:style-name="P32">soit Ci une composante connexe de G\V et soit t un sommet de Ci.</text:p>
            </text:list-item>
            <text:list-item>
              <text:p text:style-name="P32">Comme le graphe est connexe, il existe un chemin de t à s.</text:p>
            </text:list-item>
            <text:list-item>
              <text:p text:style-name="P32">Soit le premier sommet <text:s/>de ce chemin qui appartient à N . Ce sommet appartient à la fois à Ci et a N.</text:p>
            </text:list-item>
          </text:list>
        </text:list-item>
        <text:list-item>
          <text:p text:style-name="P32">4 G =(V,E) un graphe connexe, montrer que</text:p>
          <text:list>
            <text:list-item>
              <text:p text:style-name="P32">G est eulérien si et seulement si pour tout x€V, d(x) est pair.</text:p>
              <text:list>
                <text:list-item>
                  <text:p text:style-name="P32">Soit u un cycle eulérien de G, soit y un sommet de u</text:p>
                </text:list-item>
                <text:list-item>
                  <text:p text:style-name="P32">on note que dans u , à chaque fois que l'on arrive sur y , on en repart, comme u contient toutes les arêtes du graphe , alors d(y) est pair.</text:p>
                </text:list-item>
                <text:list-item>
                  <text:p text:style-name="P32">Supposons que tous les degré soient pairs.</text:p>
                  <text:list>
                    <text:list-item>
                      <text:p text:style-name="P32">Preuve par induction sur le nombre d'arêtes .</text:p>
                      <text:list>
                        <text:list-item>
                          <text:p text:style-name="P32">Cas de base : m = 0.</text:p>
                          <text:list>
                            <text:list-item>
                              <text:p text:style-name="P32">comme le graphe est <text:s/>connexe , alors g contient au plus un sommet , et il est donc trivialement eulérien.</text:p>
                            </text:list-item>
                          </text:list>
                        </text:list-item>
                        <text:list-item>
                          <text:p text:style-name="P32">Induction : <text:s/>m &gt; 0</text:p>
                          <text:list>
                            <text:list-item>
                              <text:p text:style-name="P32">hypothèse d'induction, tout graphe qui a &lt;m arêtes </text:p>
                              <text:list>
                                <text:list-item>
                                  <text:p text:style-name="P32">Étant connexe et dont tous les sommets sont de degré pair, il est eulérien</text:p>
                                </text:list-item>
                              </text:list>
                            </text:list-item>
                            <text:list-item>
                              <text:p text:style-name="P32">Soit G un graphe ayant m arêtes, connexe, pour tout x €V, d(x) est pair, d'après la fabuleuse question 2, ce graphe à un cheminement <text:s/>v qui est un cycle</text:p>
                            </text:list-item>
                            <text:list-item>
                              <text:p text:style-name="P32">d'après l’extraordinaire question 3, il existe des composantes connexe de G-v qui admettent des sommets de v,</text:p>
                            </text:list-item>
                            <text:list-item>
                              <text:p text:style-name="P32">On note que pour tout i ,</text:p>
                            </text:list-item>
                            <text:list-item>
                              <text:p text:style-name="P32">Ci est connexe, </text:p>
                            </text:list-item>
                            <text:list-item>
                              <text:p text:style-name="P32">pour tout x € Ci , d(x) est pair car même si l'on enlève deux arêtes incidentes d(x) reste pair.</text:p>
                            </text:list-item>
                            <text:list-item>
                              <text:p text:style-name="P32">De plus , Ci contient moins d'arêtes que G, par hypothèse d'induction, la composante Ci est eulérienne. Notons ui un cycle eulérien de Ci.</text:p>
                            </text:list-item>
                            <text:list-item>
                              <text:p text:style-name="P32">On observe que l'on peut « recoller » le cycles ui au cycle v.</text:p>
                            </text:list-item>
                            <text:list-item>
                              <text:p text:style-name="P32">On obtient ainsi un cycle eulérien de G. </text:p>
                            </text:list-item>
                          </text:list>
                        </text:list-item>
                      </text:list>
                    </text:list-item>
                  </text:list>
                </text:list-item>
              </text:list>
            </text:list-item>
          </text:list>
        </text:list-item>
        <text:list-item>
          <text:p text:style-name="P32">5 déduire un algorithme qui teste si un graphe est eulérien et qui construit le cycle le cas échéant</text:p>
          <text:list>
            <text:list-item>
              <text:p text:style-name="P32">Eulérien(G)</text:p>
              <text:list>
                <text:list-item>
                  <text:p text:style-name="P32">vérifier que G est connexe et que ¥x , d(x) est pair.</text:p>
                </text:list-item>
                <text:list-item>
                  <text:p text:style-name="P32">Construire cheminement maximal v dans G(Q1)</text:p>
                </text:list-item>
                <text:list-item>
                  <text:p text:style-name="P32">si V ne contient pas toutes les arêtes de G faire</text:p>
                  <text:list>
                    <text:list-item>
                      <text:p text:style-name="P32">soit C1, …, Cp des composantes connexes de G\v(Q2)</text:p>
                    </text:list-item>
                    <text:list-item>
                      <text:p text:style-name="P32">¥ composante connexe Ci faire</text:p>
                      <text:list>
                        <text:list-item>
                          <text:p text:style-name="P32">µi ← eulérien (G[Ci])</text:p>
                        </text:list-item>
                      </text:list>
                    </text:list-item>
                    <text:list-item>
                      <text:p text:style-name="P32">fusionner v et µi(Q3)</text:p>
                    </text:list-item>
                  </text:list>
                </text:list-item>
                <text:list-item>
                  <text:p text:style-name="P32"><text:soft-page-break/>finsi</text:p>
                </text:list-item>
                <text:list-item>
                  <text:p text:style-name="P32">retourner v .</text:p>
                </text:list-item>
              </text:list>
            </text:list-item>
          </text:list>
        </text:list-item>
      </text:list>
      <text:p text:style-name="P6">Un graphe est dit semi-eulérien , si il existe une chaîne non -fermée passant une fois et uen seule par chaque arêt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0-10T10:15:53</dc:date>
    <meta:editing-duration>PT9H50M16S</meta:editing-duration>
    <meta:editing-cycles>110</meta:editing-cycles>
    <meta:generator>LibreOffice/3.5$Linux_X86_64 LibreOffice_project/350m1$Build-2</meta:generator>
    <dc:creator>Whoopgap </dc:creator>
    <meta:document-statistic meta:table-count="2" meta:image-count="2" meta:object-count="0" meta:page-count="12" meta:paragraph-count="345" meta:word-count="3875" meta:character-count="19039" meta:non-whitespace-character-count="15681"/>
  </office:meta>
</office:document-meta>
</file>